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d86b" officeooo:paragraph-rsid="0011d86b"/>
    </style:style>
    <style:style style:name="P2" style:family="paragraph" style:parent-style-name="Standard">
      <style:paragraph-properties fo:text-align="center" style:justify-single-word="false"/>
      <style:text-properties officeooo:rsid="0011d86b" officeooo:paragraph-rsid="0011d86b"/>
    </style:style>
    <style:style style:name="P3" style:family="paragraph" style:parent-style-name="Standard" style:list-style-name="L1">
      <style:text-properties officeooo:rsid="00139b68" officeooo:paragraph-rsid="00139b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ture Plans</text:p>
      <text:p text:style-name="P2"/>
      <text:list xml:id="list2840776485" text:style-name="L1">
        <text:list-item>
          <text:p text:style-name="P1">Create a teacher-friendly GUI.</text:p>
        </text:list-item>
        <text:list-item>
          <text:p text:style-name="P1">Allow teachers to create and store test data (test names, dates, answers, etc) using arrays and local storage.</text:p>
        </text:list-item>
        <text:list-item>
          <text:p text:style-name="P1">Use solution boxes that will automatically accept the correct data regions (unlike the current, failed edge detection algorithm).</text:p>
        </text:list-item>
        <text:list-item>
          <text:p text:style-name="P3">Work with companies such as SchoolLoop to seamlessly port over grading info from IntelliGrade (GuessLess) to their databases.</text:p>
          <text:p text:style-name="P1"/>
        </text:list-item>
        <text:list-item>
          <text:p text:style-name="P3">Create a student-friendly GUI.</text:p>
        </text:list-item>
        <text:list-item>
          <text:p text:style-name="P3">Include testing data and scoring information for students.</text:p>
        </text:list-item>
        <text:list-item>
          <text:p text:style-name="P3">Allow students to see data such as the class average and questions that had the highest rate of incorrect answers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2:35:16.027397811</meta:creation-date>
    <dc:date>2019-03-13T22:39:58.548188959</dc:date>
    <meta:editing-duration>PT4M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99" meta:character-count="622" meta:non-whitespace-character-count="538"/>
  </office:meta>
</office:document-meta>
</file>